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2T15:14:50" calcext:value-type="date">
            <text:p>2021-10-02 15:14:50</text:p>
          </table:table-cell>
          <table:table-cell table:style-name="ce22" office:value-type="date" office:date-value="2021-10-02" calcext:value-type="date">
            <text:p>2021-10-0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14M51S" calcext:value-type="time">
            <text:p>15:14:5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2T15:14:51" calcext:value-type="date">
            <text:p>2021-10-02 15:14:51</text:p>
          </table:table-cell>
          <table:table-cell table:style-name="ce23" office:value-type="date" office:date-value="2021-10-02" calcext:value-type="date">
            <text:p>2021-10-0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14M51S" calcext:value-type="time">
            <text:p>03:14:5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2T15:14:51" calcext:value-type="date">
            <text:p>2021-10-02 15:14:51</text:p>
          </table:table-cell>
          <table:table-cell table:style-name="ce24" office:value-type="date" office:date-value="2021-10-02" calcext:value-type="date">
            <text:p>2021-10-0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14M52S" calcext:value-type="time">
            <text:p>15:14:5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2T15:14:52" calcext:value-type="date">
            <text:p>2021-10-02 15:14:52</text:p>
          </table:table-cell>
          <table:table-cell table:style-name="ce25" office:value-type="date" office:date-value="2021-10-02" calcext:value-type="date">
            <text:p>2021-10-0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14M52S" calcext:value-type="time">
            <text:p>03:14:5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2T15:14:52" calcext:value-type="date">
            <text:p>2021-10-02 15:14:52</text:p>
          </table:table-cell>
          <table:table-cell table:style-name="ce26" office:value-type="date" office:date-value="2021-10-02" calcext:value-type="date">
            <text:p>2021-10-0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14M52S" calcext:value-type="time">
            <text:p>15:14:5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2T15:14:52" calcext:value-type="date">
            <text:p>2021-10-02 15:14:52</text:p>
          </table:table-cell>
          <table:table-cell table:style-name="ce27" office:value-type="date" office:date-value="2021-10-02" calcext:value-type="date">
            <text:p>2021-10-0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14M52S" calcext:value-type="time">
            <text:p>03:14:5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2T15:14:52" calcext:value-type="date">
            <text:p>2021-10-02 15:14:52</text:p>
          </table:table-cell>
          <table:table-cell table:style-name="ce28" office:value-type="date" office:date-value="2021-10-02" calcext:value-type="date">
            <text:p>2021-10-0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14M53S" calcext:value-type="time">
            <text:p>15:14:5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2T15:14:53" calcext:value-type="date">
            <text:p>2021-10-02 15:14:53</text:p>
          </table:table-cell>
          <table:table-cell table:style-name="ce29" office:value-type="date" office:date-value="2021-10-02" calcext:value-type="date">
            <text:p>2021-10-0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14M53S" calcext:value-type="time">
            <text:p>03:14:5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2T15:14:53" calcext:value-type="date">
            <text:p>2021-10-02 15:14:53</text:p>
          </table:table-cell>
          <table:table-cell table:style-name="ce30" office:value-type="date" office:date-value="2021-10-02" calcext:value-type="date">
            <text:p>2021-10-0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14M53S" calcext:value-type="time">
            <text:p>15:14:5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2T15:14:53" calcext:value-type="date">
            <text:p>2021-10-02 15:14:53</text:p>
          </table:table-cell>
          <table:table-cell table:style-name="ce31" office:value-type="date" office:date-value="2021-10-02" calcext:value-type="date">
            <text:p>2021-10-0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14M53S" calcext:value-type="time">
            <text:p>03:14:5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5:14:46.583456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5:14:44</meta:creation-date>
    <meta:generator>LibreOffice/7.1.6.2.0$Linux_X86_64 LibreOffice_project/10$Build-2</meta:generator>
    <meta:editing-duration>PT11S</meta:editing-duration>
    <meta:editing-cycles>2</meta:editing-cycles>
    <meta:initial-creator>Turulomio</meta:initial-creator>
    <dc:description>This file have been generated with UnoGenerator-0.4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2T15:14:57.601313728</dc:date>
    <dc:title>UnoGenerator ODS example</dc:title>
    <meta:document-statistic meta:table-count="2" meta:cell-count="197" meta:object-count="0"/>
  </office:meta>
</office:document-meta>
</file>